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4" office:value-type="date" office:date-value="2022-10-29" calcext:value-type="date">
            <text:p>29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 20м в Молотку</text:p>
          </table:table-cell>
          <table:table-cell table:style-name="ce14" office:value-type="date" office:date-value="2023-05-12" calcext:value-type="date">
            <text:p>12.05.2023</text:p>
          </table:table-cell>
          <table:table-cell table:style-name="ce16" office:value-type="currency" office:currency="UAH" office:value="11606" calcext:value-type="currency">
            <text:p>11 6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</text:p>
          </table:table-cell>
          <table:table-cell table:style-name="ce14" office:value-type="date" office:date-value="2023-05-13" calcext:value-type="date">
            <text:p>13.05.2023</text:p>
          </table:table-cell>
          <table:table-cell table:style-name="ce16" office:value-type="currency" office:currency="UAH" office:value="40150" calcext:value-type="currency">
            <text:p>40 15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~30 т</text:p>
          </table:table-cell>
          <table:table-cell table:style-name="ce14" office:value-type="date" office:date-value="2023-05-14" calcext:value-type="date">
            <text:p>14.05.2023</text:p>
          </table:table-cell>
          <table:table-cell table:style-name="ce16" office:value-type="currency" office:currency="UAH" office:value="9000" calcext:value-type="currency">
            <text:p>9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+ 11 арок</text:p>
          </table:table-cell>
          <table:table-cell table:style-name="ce14" office:value-type="date" office:date-value="2023-05-29" calcext:value-type="date">
            <text:p>29.05.2023</text:p>
          </table:table-cell>
          <table:table-cell table:style-name="ce16" office:value-type="currency" office:currency="UAH" office:value="43400" calcext:value-type="currency">
            <text:p>43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, інше в Молотку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5388" calcext:value-type="currency">
            <text:p>5 3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6 мм</text:p>
          </table:table-cell>
          <table:table-cell table:style-name="ce14" office:value-type="date" office:date-value="2023-06-02" calcext:value-type="date">
            <text:p>02.06.2023</text:p>
          </table:table-cell>
          <table:table-cell table:style-name="ce16" office:value-type="currency" office:currency="UAH" office:value="2640" calcext:value-type="currency">
            <text:p>2 6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129.5" calcext:value-type="currency">
            <text:p>4 13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032" calcext:value-type="currency">
            <text:p>4 03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шпильки, рукавички</text:p>
          </table:table-cell>
          <table:table-cell table:style-name="ce14" office:value-type="date" office:date-value="2023-06-09" calcext:value-type="date">
            <text:p>09.06.2023</text:p>
          </table:table-cell>
          <table:table-cell table:style-name="ce16" office:value-type="currency" office:currency="UAH" office:value="1411" calcext:value-type="currency">
            <text:p>1 41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інше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508" calcext:value-type="currency">
            <text:p>50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3 палети + U блок180 шт</text:p>
          </table:table-cell>
          <table:table-cell table:style-name="ce14" office:value-type="date" office:date-value="2023-06-08" calcext:value-type="date">
            <text:p>08.06.2023</text:p>
          </table:table-cell>
          <table:table-cell table:style-name="ce16" office:value-type="currency" office:currency="UAH" office:value="41688" calcext:value-type="currency">
            <text:p>41 6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14200" calcext:value-type="currency">
            <text:p>14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газоблока</text:p>
          </table:table-cell>
          <table:table-cell table:style-name="ce14" office:value-type="date" office:date-value="2023-06-12" calcext:value-type="date">
            <text:p>12.06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і покупки в Молотку</text:p>
          </table:table-cell>
          <table:table-cell table:style-name="ce14" office:value-type="date" office:date-value="2023-06-14" calcext:value-type="date">
            <text:p>14.06.2023</text:p>
          </table:table-cell>
          <table:table-cell table:style-name="ce16" office:value-type="currency" office:currency="UAH" office:value="1760" calcext:value-type="currency">
            <text:p>1 7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3-06-15" calcext:value-type="date">
            <text:p>15.06.2023</text:p>
          </table:table-cell>
          <table:table-cell table:style-name="ce16" office:value-type="currency" office:currency="UAH" office:value="300" calcext:value-type="currency">
            <text:p>3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string" calcext:value-type="string">
            <text:p>15.96.23</text:p>
          </table:table-cell>
          <table:table-cell table:style-name="ce16" office:value-type="currency" office:currency="UAH" office:value="110" calcext:value-type="currency">
            <text:p>11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ильки, гайки, шайби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390" calcext:value-type="currency">
            <text:p>39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астифікатор, рукаіиці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980" calcext:value-type="currency">
            <text:p>98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,6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6300" calcext:value-type="currency">
            <text:p>6 3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7700" calcext:value-type="currency">
            <text:p>7 7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1-ому поверху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109500" calcext:value-type="currency">
            <text:p>109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ЕППС та інше в Молотку</text:p>
          </table:table-cell>
          <table:table-cell table:style-name="ce14" office:value-type="date" office:date-value="2023-06-29" calcext:value-type="date">
            <text:p>29.06.2023</text:p>
          </table:table-cell>
          <table:table-cell table:style-name="ce16" office:value-type="currency" office:currency="UAH" office:value="1829" calcext:value-type="currency">
            <text:p>1 829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армопоясу 1-го поверху</text:p>
          </table:table-cell>
          <table:table-cell table:style-name="ce14" office:value-type="date" office:date-value="2023-06-28" calcext:value-type="date">
            <text:p>28.06.2023</text:p>
          </table:table-cell>
          <table:table-cell table:style-name="ce16" office:value-type="currency" office:currency="UAH" office:value="46100" calcext:value-type="currency">
            <text:p>46 1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12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00])" office:value-type="currency" office:currency="UAH" office:value="1728642.91" calcext:value-type="currency">
            <text:p>1 728 643 грн.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00:51:34.575953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7-04T00:58:59.648512930</dc:date>
    <dc:creator>Віталій </dc:creator>
    <meta:editing-duration>P1DT15H14M11S</meta:editing-duration>
    <meta:editing-cycles>90</meta:editing-cycles>
    <meta:document-statistic meta:table-count="1" meta:cell-count="357" meta:object-count="0"/>
  </office:meta>
</office:document-meta>
</file>